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Dati</text:p>
          </table:table-cell>
          <table:table-cell table:number-columns-repeated="1023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Media:</text:p>
          </table:table-cell>
          <table:table-cell table:style-name="ce14" table:formula="of:=AVERAGE([.A4:.A13])" office:value-type="float" office:value="68.7" calcext:value-type="float">
            <text:p>68,7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Dev.Stand.</text:p>
          </table:table-cell>
          <table:table-cell table:style-name="ce15" table:formula="of:=STDEV([.A4:.A13])" office:value-type="float" office:value="8.66730766860288" calcext:value-type="float">
            <text:p>8,66730766860288</text:p>
          </table:table-cell>
          <table:table-cell/>
          <table:table-cell table:style-name="ce11"/>
          <table:table-cell table:style-name="ce10" office:value-type="string" calcext:value-type="string">
            <text:p>Interv.Confidenza</text:p>
          </table:table-cell>
          <table:table-cell table:style-name="ce11"/>
          <table:table-cell table:style-name="Default"/>
          <table:table-cell table:number-columns-repeated="1017"/>
        </table:table-row>
        <table:table-row table:style-name="ro2">
          <table:table-cell table:style-name="ce8" office:value-type="string" calcext:value-type="string">
            <text:p>Confidenza</text:p>
          </table:table-cell>
          <table:table-cell table:style-name="ce16" table:formula="of:=CONFIDENCE(0.1;[.B17];10)" office:value-type="float" office:value="4.50828611104524" calcext:value-type="float">
            <text:p>4,50828611104524</text:p>
          </table:table-cell>
          <table:table-cell/>
          <table:table-cell table:style-name="ce11" table:formula="of:=[.B16]-[.B18]" office:value-type="float" office:value="64.1917138889548" calcext:value-type="float">
            <text:p>64,1917138889548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[.B16]+[.B18]" office:value-type="float" office:value="73.2082861110452" calcext:value-type="float">
            <text:p>73,208286111045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Problema 2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Età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number-columns-repeated="1013"/>
        </table:table-row>
        <table:table-row table:style-name="ro2">
          <table:table-cell table:style-name="ce10" office:value-type="string" calcext:value-type="string">
            <text:p>Press.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8" calcext:value-type="float">
            <text:p>88</text:p>
          </table:table-cell>
          <table:table-cell table:number-columns-repeated="2" table:style-name="ce11" office:value-type="float" office:value="71" calcext:value-type="float">
            <text:p>7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Rett. Regress.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 table:style-name="ce11"/>
          <table:table-cell table:style-name="ce11" table:formula="of:=SLOPE([.B24:.K24];[.B23:.K23])" office:value-type="float" office:value="3.19213313161876" calcext:value-type="float">
            <text:p>3,19213313161876</text:p>
          </table:table-cell>
          <table:table-cell table:style-name="ce11" table:formula="of:=INTERCEPT([.B24:.K24];[.B23:.K23])" office:value-type="float" office:value="-11.8063540090772" calcext:value-type="float">
            <text:p>-11,806354009077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Pearson</text:p>
          </table:table-cell>
          <table:table-cell table:style-name="ce11" table:formula="of:=PEARSON([.B23:.K23];[.B24:.K24])" office:value-type="float" office:value="0.90963994468014" calcext:value-type="float">
            <text:p>0,90963994468014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ovarianza</text:p>
          </table:table-cell>
          <table:table-cell table:style-name="ce11" table:formula="of:=COVAR([.B23:.K23];[.B24:.K24])" office:value-type="float" office:value="21.1" calcext:value-type="float">
            <text:p>21,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Previsione(36anni)</text:p>
          </table:table-cell>
          <table:table-cell table:formula="of:=TREND([.B24:.K24];[.B23:.K23];36)" office:value-type="float" office:value="103.110438729198" calcext:value-type="float">
            <text:p>103,110438729198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0:37:33.058986862</meta:creation-date>
    <meta:generator>LibreOffice/7.1.0.3$Linux_X86_64 LibreOffice_project/10$Build-3</meta:generator>
    <dc:date>2021-02-15T11:23:55.646236198</dc:date>
    <meta:editing-duration>PT46M10S</meta:editing-duration>
    <meta:editing-cycles>26</meta:editing-cycles>
    <meta:document-statistic meta:table-count="1" meta:cell-count="56" meta:object-count="0"/>
  </office:meta>
</office:document-meta>
</file>